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paragraph-properties fo:text-align="start" style:justify-single-word="false"/>
      <style:text-properties style:font-name="Times New Roman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Text_20_body" style:list-style-name="L1">
      <style:paragraph-properties fo:margin-left="0.4925in" fo:margin-right="0in" fo:text-align="start" style:justify-single-word="false" fo:text-indent="0in" style:auto-text-indent="false"/>
    </style:style>
    <style:style style:name="P10" style:family="paragraph" style:parent-style-name="Text_20_body" style:list-style-name="L2">
      <style:paragraph-properties fo:margin-left="0.4925in" fo:margin-right="0in" fo:text-align="start" style:justify-single-word="false" fo:text-indent="0in" style:auto-text-indent="false"/>
    </style:style>
    <style:style style:name="P1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Times New Roman"/>
    </style:style>
    <style:style style:name="P12" style:family="paragraph" style:parent-style-name="Text_20_body" style:list-style-name="L1">
      <style:paragraph-properties fo:margin-left="0.4925in" fo:margin-right="0in" fo:text-align="start" style:justify-single-word="false" fo:text-indent="0in" style:auto-text-indent="false"/>
      <style:text-properties style:font-name="Times New Roman"/>
    </style:style>
    <style:style style:name="P13" style:family="paragraph" style:parent-style-name="Text_20_body" style:list-style-name="L2">
      <style:paragraph-properties fo:margin-left="0.4925in" fo:margin-right="0in" fo:text-align="start" style:justify-single-word="false" fo:text-indent="0in" style:auto-text-indent="false"/>
      <style:text-properties style:font-name="Times New Roman"/>
    </style:style>
    <style:style style:name="P14" style:family="paragraph" style:parent-style-name="Heading_20_1">
      <style:paragraph-properties fo:text-align="center" style:justify-single-word="false"/>
      <style:text-properties style:font-name="Times New Roman" fo:font-size="22pt" style:font-name-asian="Microsoft YaHei" style:font-size-asian="22pt" style:font-name-complex="Arial1" style:font-size-complex="22pt"/>
    </style:style>
    <style:style style:name="P15" style:family="paragraph" style:parent-style-name="Heading_20_1">
      <style:paragraph-properties fo:text-align="center" style:justify-single-word="false"/>
      <style:text-properties style:font-name="Times New Roman"/>
    </style:style>
    <style:style style:name="P16" style:family="paragraph" style:parent-style-name="Heading_20_1">
      <style:paragraph-properties fo:text-align="center" style:justify-single-word="false"/>
      <style:text-properties style:font-name="Times New Roman" fo:font-size="28pt" style:font-size-asian="28pt" style:font-size-complex="28pt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6.1000003814697pt" style:font-name-asian="Microsoft YaHei" style:font-size-asian="16.1000003814697pt" style:font-name-complex="Arial1" style:font-size-complex="16.1000003814697pt"/>
    </style:style>
    <style:style style:name="P19" style:family="paragraph" style:parent-style-name="Heading_20_3">
      <style:paragraph-properties fo:text-align="center" style:justify-single-word="false"/>
      <style:text-properties style:font-name="Times New Roman"/>
    </style:style>
    <style:style style:name="P20" style:family="paragraph" style:parent-style-name="Horizontal_20_Line">
      <style:text-properties style:font-name="Times New Roman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6.1000003814697pt" style:font-name-asian="Microsoft YaHei" style:font-size-asian="16.1000003814697pt" style:font-name-complex="Arial1" style:font-size-complex="16.1000003814697pt"/>
    </style:style>
    <style:style style:name="T4" style:family="text">
      <style:text-properties fo:font-size="16.1000003814697pt" style:font-name-asian="Microsoft YaHei" style:font-size-asian="16.1000003814697pt" style:font-name-complex="Arial1" style:font-size-complex="16.1000003814697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/>
    </style:style>
    <style:style style:name="T7" style:family="text">
      <style:text-properties style:font-name-asian="Microsoft YaHei" style:font-name-complex="Arial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i" text:start-value="5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ed in House (04/01/2017)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<text:span text:style-name="T2">115th CONGRESS<text:line-break/>1st Session</text:span><text:span text:style-name="T7"> </text:span></text:p>
            <text:p text:style-name="P18"/>
          </table:table-cell>
          <table:table-cell table:style-name="Table1.A1" office:value-type="string">
            <text:h text:style-name="P14" text:outline-level="1">H. R. 785</text:h>
          </table:table-cell>
          <table:table-cell table:style-name="Table1.A1" office:value-type="string">
            <text:p text:style-name="P18"/>
          </table:table-cell>
        </table:table-row>
      </table:table>
      <text:h text:style-name="P15" text:outline-level="1"/>
      <text:p text:style-name="P5">To preserve and protect the free choice of individual employees to form, join, or assist labor organizations, or to refrain from such activities.</text:p>
      <text:p text:style-name="P5"/>
      <text:p text:style-name="P20"/>
      <text:h text:style-name="P19" text:outline-level="3">IN THE HOUSE OF REPRESENTATIVES<text:line-break/>February 1, 2017 </text:h>
      <text:p text:style-name="P6"><text:s text:c="2"/>Mr. King of Iowa (for himself and Mr. Wilson of South Carolina) introduced the following bill; which was referred to the Committee on Education and the Workforce</text:p>
      <text:p text:style-name="P6"/>
      <text:p text:style-name="P20"/>
      <text:h text:style-name="P16" text:outline-level="1">A BILL</text:h>
      <text:p text:style-name="P6">To preserve and protect the free choice of individual employees to form, join, or assist labor organizations, or to refrain from such activities.</text:p>
      <text:p text:style-name="P4"><text:span text:style-name="Emphasis"><text:span text:style-name="T5">Be it enacted by the Senate and House of Representatives of the United States of America in Congress assembled, </text:span></text:span></text:p>
      <text:p text:style-name="P4"><text:span text:style-name="Emphasis"><text:span text:style-name="T5"/></text:span></text:p>
      <text:p text:style-name="P7"><text:bookmark text:name="H180520FF3CB0432E97263646E8C32CE5"/>SECTION 1. Short title.</text:p>
      <text:p text:style-name="P6">This Act may be cited as the “National Right-to-Work Act”.</text:p>
      <text:p text:style-name="P6"/>
      <text:p text:style-name="P7"><text:bookmark text:name="HA2DEBE04F06F4C91A4AC1A5494D2D89E"/>SEC. 2. Amendments to the national labor relations Act.</text:p>
      <text:p text:style-name="P8"><text:bookmark text:name="HBBCC8E8760FC4AA287ABC15E4685294A"/><text:span text:style-name="T5"><text:tab/>(a) <text:s/>Section 7 of the National Labor Relations Act (the “Act”) (</text:span><text:a xlink:type="simple" xlink:href="http://uscode.house.gov/quicksearch/get.plx?title=29&amp;section=157" text:style-name="Internet_20_link" text:visited-style-name="Visited_20_Internet_20_Link"><text:span text:style-name="T5">29 U.S.C. 157</text:span></text:a><text:span text:style-name="T5">) is amended by striking “except to” and all that follows through “authorized in section 8(a)(3)”.</text:span></text:p>
      <text:p text:style-name="P11"/>
      <text:p text:style-name="P8"><text:bookmark text:name="HC5AF2748E23447EB9A9694931CB452BD"/><text:span text:style-name="T5"><text:tab/>(b) <text:s/>Section 8(a) of the Act (</text:span><text:a xlink:type="simple" xlink:href="http://uscode.house.gov/quicksearch/get.plx?title=29&amp;section=158" text:style-name="Internet_20_link" text:visited-style-name="Visited_20_Internet_20_Link"><text:span text:style-name="T5">29 U.S.C. 158(a)</text:span></text:a><text:span text:style-name="T5">) is amended by striking “: </text:span><text:span text:style-name="T6">Provided, </text:span><text:span text:style-name="T5">That” and all that follows through “retaining membership” in paragraph (3).</text:span></text:p>
      <text:p text:style-name="P11"/>
      <text:list xml:id="list6734262184682565453" text:style-name="L1">
        <text:list-item>
          <text:list>
            <text:list-item>
              <text:list>
                <text:list-item>
                  <text:p text:style-name="P9"><text:span text:style-name="T5">Section 8(b) of the Act (</text:span><text:a xlink:type="simple" xlink:href="http://uscode.house.gov/quicksearch/get.plx?title=29&amp;section=158" text:style-name="Internet_20_link" text:visited-style-name="Visited_20_Internet_20_Link"><text:span text:style-name="T5">29 U.S.C. 158(b)</text:span></text:a><text:span text:style-name="T5">) is amended by striking “or to discriminate” and all that follows through “retaining membership” in paragraph (2) and by striking “covered </text:span><text:soft-page-break/><text:span text:style-name="T5">by an agreement authorized under subsection (a)(3) of this section” in paragraph (5).</text:span></text:p>
                  <text:p text:style-name="P12"/>
                </text:list-item>
              </text:list>
            </text:list-item>
          </text:list>
        </text:list-item>
      </text:list>
      <text:list xml:id="list3170777789601531666" text:style-name="L2">
        <text:list-item>
          <text:list>
            <text:list-item>
              <text:list>
                <text:list-item>
                  <text:p text:style-name="P10"><text:span text:style-name="T5">Section 8(f) of the Act (</text:span><text:a xlink:type="simple" xlink:href="http://uscode.house.gov/quicksearch/get.plx?title=29&amp;section=158" text:style-name="Internet_20_link" text:visited-style-name="Visited_20_Internet_20_Link"><text:span text:style-name="T5">29 U.S.C. 158(f)</text:span></text:a><text:span text:style-name="T5">) is amended by striking clause (2) and by redesignating clauses (3) and (4) as (2) and (3), respectively.</text:span></text:p>
                  <text:p text:style-name="P13"/>
                </text:list-item>
              </text:list>
            </text:list-item>
          </text:list>
        </text:list-item>
      </text:list>
      <text:p text:style-name="P7"><text:bookmark text:name="H31B724FEA40F4FC484575A3361D56363"/>SEC. 3. Amendment to the Railway Labor Act.</text:p>
      <text:p text:style-name="P7"/>
      <text:p text:style-name="P4"><text:span text:style-name="T5"><text:tab/>Section 2 of the Railway Labor Act (</text:span><text:a xlink:type="simple" xlink:href="http://uscode.house.gov/quicksearch/get.plx?title=45&amp;section=152" text:style-name="Internet_20_link" text:visited-style-name="Visited_20_Internet_20_Link"><text:span text:style-name="T5">45 U.S.C. 152</text:span></text:a><text:span text:style-name="T5">) is amended by striking paragraph Eleventh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7-03-06T22:55:31.33</meta:creation-date>
    <dc:date>2017-03-06T23:07:25.41</dc:date>
    <dc:creator>Peter Glen</dc:creator>
    <meta:editing-duration>PT8M49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2" meta:paragraph-count="18" meta:word-count="285" meta:character-count="1716"/>
  </office:meta>
</office:document-meta>
</file>